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8"/>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39">
            <text:p>139</text:p>
          </table:table-cell>
          <table:table-cell table:formula="of:=COUNTBLANK([.E2:.H35])+COUNTBLANK([.I35:.K35])" office:value-type="float" office:value="30">
            <text:p>30</text:p>
          </table:table-cell>
          <table:table-cell table:formula="of:=COUNTA([.E2:.H35])+COUNTA([.I35:.K35])" office:value-type="float" office:value="109">
            <text:p>109</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9" table:formula="of:=[.O2]/[.M2]" office:value-type="percentage" office:value="0.784172661870504">
            <text:p>78,42%</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forwarded-replied</text:p>
          </table:table-cell>
          <table:table-cell table:number-columns-repeated="1022"/>
        </table:table-row>
        <table:table-row table:style-name="ro2">
          <table:table-cell/>
          <table:table-cell office:value-type="string">
            <text:p>mail-replied</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office:value-type="string">
            <text:p>mail-forwarded-replied</text:p>
          </table:table-cell>
          <table:table-cell office:value-type="string">
            <text:p>mail-forward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table:number-columns-repeated="2" office:value-type="string">
            <text:p>mail-message-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custom-all</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table:table-cell office:value-type="string">
            <text:p>mail-reply-all</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3">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2">
          <table:table-cell table:number-columns-repeated="1024"/>
        </table:table-row>
        <table:table-row table:style-name="ro8">
          <table:table-cell office:value-type="string">
            <text:p>korganizer agenda view</text:p>
          </table:table-cell>
          <table:table-cell office:value-type="string">
            <text:p>View-calendar-agenda</text:p>
          </table:table-cell>
          <table:table-cell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office:value-type="string">
            <text:p>An improved icon for Korganizer's month view.</text:p>
          </table:table-cell>
          <table:table-cell table:number-columns-repeated="1021"/>
        </table:table-row>
        <table:table-row table:style-name="ro4">
          <table:table-cell office:value-type="string">
            <text:p>korganizer timeline view</text:p>
          </table:table-cell>
          <table:table-cell office:value-type="string">
            <text:p>View-calendar-timeline</text:p>
          </table:table-cell>
          <table:table-cell office:value-type="string">
            <text:p>An improved icon for Korganizer's timeline view. The timeline view shows each calendar along the y-axis and a time line along the x-axis. Areas of time taken by an appointment or to-do is marked</text:p>
          </table:table-cell>
          <table:table-cell table:number-columns-repeated="1021"/>
        </table:table-row>
        <table:table-row table:style-name="ro2">
          <table:table-cell office:value-type="string">
            <text:p>korganizer to-do view</text:p>
          </table:table-cell>
          <table:table-cell office:value-type="string">
            <text:p>View-calendar-tasks</text:p>
          </table:table-cell>
          <table:table-cell office:value-type="string">
            <text:p>An improved icon for Korganizer's to-do view</text:p>
          </table:table-cell>
          <table:table-cell table:number-columns-repeated="1021"/>
        </table:table-row>
        <table:table-row table:style-name="ro4">
          <table:table-cell office:value-type="string">
            <text:p>korganizer journal</text:p>
          </table:table-cell>
          <table:table-cell office:value-type="string">
            <text:p>View-calendar-journal</text:p>
          </table:table-cell>
          <table:table-cell office:value-type="string">
            <text:p>new to represent Korganizer's journal view. Note that already have view-pim-journal, but that icon doesn't seem specific to korganizer's views.</text:p>
          </table:table-cell>
          <table:table-cell table:number-columns-repeated="1021"/>
        </table:table-row>
        <table:table-row table:style-name="ro3">
          <table:table-cell office:value-type="string">
            <text:p>korganizer timespent view</text:p>
          </table:table-cell>
          <table:table-cell office:value-type="string">
            <text:p>View-calendar-time-spent</text:p>
          </table:table-cell>
          <table:table-cell office:value-type="string">
            <text:p>An improved icon for Korganizer's timespent view. The “time spent” view shows a graph of time spent in different categories</text:p>
          </table:table-cell>
          <table:table-cell table:number-columns-repeated="1021"/>
        </table:table-row>
        <table:table-row table:style-name="ro4">
          <table:table-cell office:value-type="string">
            <text:p>korganizer “what's next” view</text:p>
          </table:table-cell>
          <table:table-cell office:value-type="string">
            <text:p>View-calendar-whatsnext</text:p>
          </table:table-cell>
          <table:table-cell office:value-type="string">
            <text:p>new to represent korganizer's “what's next” view. <text:s/>The “what's next” view shows a pretty summary of appointments and to-dos that occur within the next week or so.</text:p>
          </table:table-cell>
          <table:table-cell table:number-columns-repeated="1021"/>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table:number-columns-repeated="8"/>
          <table:table-cell table:style-name="Default"/>
          <table:table-cell table:number-columns-repeated="1012"/>
        </table:table-row>
        <table:table-row table:style-name="ro2" table:number-rows-repeated="65488">
          <table:table-cell table:number-columns-repeated="1024"/>
        </table:table-row>
        <table:table-row table:style-name="ro2" table:number-rows-repeated="3">
          <table:table-cell table:number-columns-repeated="2"/>
          <table:table-cell table:style-name="Default"/>
          <table:table-cell table:number-columns-repeated="8"/>
          <table:table-cell table:style-name="Default"/>
          <table:table-cell table:number-columns-repeated="1012"/>
        </table:table-row>
        <table:table-row table:style-name="ro2">
          <table:table-cell table:number-columns-repeated="2"/>
          <table:table-cell table:style-name="Default"/>
          <table:table-cell table:number-columns-repeated="8"/>
          <table:table-cell table:style-name="Default"/>
          <table:table-cell table:number-columns-repeated="1012"/>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9">09-11-2009</text:date>, <text:time>19:58: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09T19:58:40</dc:date>
    <meta:editing-duration>PT36H14M34S</meta:editing-duration>
    <meta:editing-cycles>53</meta:editing-cycles>
    <meta:generator>OpenOffice.org/3.0$Linux OpenOffice.org_project/300m15$Build-9379</meta:generator>
    <dc:creator>nuno pinheiro</dc:creator>
    <meta:document-statistic meta:table-count="3" meta:cell-count="279" meta:object-count="0"/>
    <meta:user-defined meta:name="Info 1"/>
    <meta:user-defined meta:name="Info 2"/>
    <meta:user-defined meta:name="Info 3"/>
    <meta:user-defined meta:name="Info 4"/>
  </office:meta>
</office:document-meta>
</file>